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ender" style:list-style-name="L1">
      <style:paragraph-properties fo:orphans="2" fo:widows="2"/>
      <style:text-properties fo:font-variant="normal" fo:text-transform="none" fo:color="#454545" style:font-name="Source Sans Pro" fo:font-size="10.5pt" fo:letter-spacing="normal" fo:font-style="normal" fo:font-weight="normal"/>
    </style:style>
    <style:style style:name="P2" style:family="paragraph" style:parent-style-name="Sender" style:list-style-name="L1">
      <style:paragraph-properties fo:orphans="2" fo:widows="2"/>
      <style:text-properties fo:font-variant="normal" fo:text-transform="none" fo:color="#ff3333" style:text-line-through-style="solid" style:text-line-through-type="single" style:font-name="Source Sans Pro" fo:font-size="10.5pt" fo:letter-spacing="normal" fo:font-style="normal" fo:font-weight="normal" officeooo:rsid="00135101" officeooo:paragraph-rsid="001351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34599534692415913" text:style-name="L1">
        <text:list-item>
          <text:p text:style-name="P2">K- MEANS ALGORITHM – BASIC IMPLEMENTATION</text:p>
        </text:list-item>
        <text:list-item>
          <text:p text:style-name="P2">DELIVER ON TIME</text:p>
        </text:list-item>
        <text:list-item>
          <text:p text:style-name="P1"><text:bookmark text:name="yui_3_17_2_1_1513197054084_45"/><text:bookmark text:name="yui_3_17_2_1_1513197054084_44"/>Exploration and discussion of hyperparameter tuning (e.g. the number of k groups to cluster the data into) [up to 10 marks]</text:p>
        </text:list-item>
        <text:list-item>
          <text:p text:style-name="P1"><text:bookmark text:name="yui_3_17_2_1_1513197054084_47"/><text:bookmark text:name="yui_3_17_2_1_1513197054084_46"/>Comparative evaluation of clustering technique with existing implementations (e.g. mllib) [up to 10 marks]</text:p>
        </text:list-item>
        <text:list-item>
          <text:p text:style-name="P1">Bringing in additional datasets from stackoverflow, such as user badges, to aid in clustering [up to 5 marks]</text:p>
        </text:list-item>
        <text:list-item>
          <text:p text:style-name="P1">Cluster additional datasets (such as posts) [up to 10 marks]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hanasios Gkanos</meta:initial-creator>
    <meta:creation-date>2017-12-13T20:32:25.192905780</meta:creation-date>
    <dc:date>2017-12-13T20:33:37.429398335</dc:date>
    <dc:creator>Athanasios Gkanos</dc:creator>
    <meta:editing-duration>PT1M13S</meta:editing-duration>
    <meta:editing-cycles>1</meta:editing-cycles>
    <meta:document-statistic meta:table-count="0" meta:image-count="0" meta:object-count="0" meta:page-count="1" meta:paragraph-count="6" meta:word-count="77" meta:character-count="466" meta:non-whitespace-character-count="400"/>
    <meta:generator>LibreOffice/5.0.6.2$Linux_X86_64 LibreOffice_project/00$Build-2</meta:generator>
  </office:meta>
</office:document-meta>
</file>